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73cm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94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7cm" svg:height="1.323cm" svg:x="8.26cm" svg:y="4.302cm">
          <draw:text-box>
            <text:p text:style-name="P1"><text:span text:style-name="T1">Wander</text:span></text:p>
          </draw:text-box>
        </draw:frame>
        <draw:ellipse draw:style-name="gr2" draw:text-style-name="P3" draw:id="id3" draw:layer="layout" svg:width="3.728cm" svg:height="1.845cm" svg:x="8cm" svg:y="4cm">
          <text:p text:style-name="P1"/>
        </draw:ellipse>
        <draw:g draw:id="id2">
          <draw:frame draw:style-name="gr1" draw:text-style-name="P5" draw:layer="layout" svg:width="3.608cm" svg:height="2.123cm" svg:x="2.551cm" svg:y="10.236cm">
            <draw:text-box>
              <text:p text:style-name="P4"><text:span text:style-name="T1">Collect item</text:span></text:p>
            </draw:text-box>
          </draw:frame>
          <draw:ellipse draw:style-name="gr2" draw:text-style-name="P3" draw:layer="layout" svg:width="4.45cm" svg:height="2.345cm" svg:x="2.05cm" svg:y="10.155cm">
            <text:p text:style-name="P1"/>
          </draw:ellipse>
        </draw:g>
        <draw:g draw:id="id1">
          <draw:frame draw:style-name="gr1" draw:text-style-name="P5" draw:layer="layout" svg:width="3.608cm" svg:height="2.123cm" svg:x="13.851cm" svg:y="8.776cm">
            <draw:text-box>
              <text:p text:style-name="P4"><text:span text:style-name="T1">Move to item</text:span></text:p>
            </draw:text-box>
          </draw:frame>
          <draw:ellipse draw:style-name="gr2" draw:text-style-name="P3" draw:layer="layout" svg:width="3.949cm" svg:height="2.345cm" svg:x="13.551cm" svg:y="8.655cm">
            <text:p text:style-name="P1"/>
          </draw:ellipse>
        </draw:g>
        <draw:connector draw:style-name="gr3" draw:text-style-name="P3" draw:layer="layout" draw:type="curve" svg:x1="15.525cm" svg:y1="11cm" svg:x2="4.275cm" svg:y2="12.5cm" draw:start-shape="id1" draw:end-shape="id2" draw:end-glue-point="2" svg:d="m15525 11000c0 3075-11250 2325-11250 1500">
          <text:p text:style-name="P1"/>
        </draw:connector>
        <draw:connector draw:style-name="gr4" draw:text-style-name="P6" draw:layer="layout" draw:type="curve" svg:x1="11.728cm" svg:y1="4.922cm" svg:x2="15.525cm" svg:y2="8.655cm" draw:start-shape="id3" draw:start-glue-point="1" draw:end-shape="id1" draw:end-glue-point="0" svg:d="m11728 4922c2532 0 3797 1244 3797 3733">
          <text:p text:style-name="P1"/>
        </draw:connector>
        <draw:connector draw:style-name="gr3" draw:text-style-name="P3" draw:layer="layout" draw:type="curve" svg:x1="4.275cm" svg:y1="10.155cm" svg:x2="8cm" svg:y2="4.922cm" draw:start-shape="id2" draw:start-glue-point="0" draw:end-shape="id3" draw:end-glue-point="3" svg:d="m4275 10155c0-3489 1241-5233 3725-5233">
          <text:p text:style-name="P1"/>
        </draw:connector>
        <draw:frame draw:style-name="gr5" draw:text-style-name="P5" draw:layer="layout" svg:width="3.948cm" svg:height="2.123cm" svg:x="7.892cm" svg:y="7.555cm">
          <draw:text-box>
            <text:p text:style-name="P4"><text:span text:style-name="T1">Avoid Obstacles</text:span></text:p>
          </draw:text-box>
        </draw:frame>
        <draw:ellipse draw:style-name="gr2" draw:text-style-name="P3" draw:id="id4" draw:layer="layout" svg:width="4.209cm" svg:height="2.606cm" svg:x="7.791cm" svg:y="7.394cm">
          <text:p text:style-name="P1"/>
        </draw:ellipse>
        <draw:connector draw:style-name="gr6" draw:text-style-name="P3" draw:layer="layout" draw:type="curve" svg:x1="9.864cm" svg:y1="5.845cm" svg:x2="9.895cm" svg:y2="7.394cm" draw:start-shape="id3" draw:start-glue-point="2" draw:end-shape="id4" draw:end-glue-point="0" svg:d="m9864 5845c0 1162 31 388 31 1549">
          <text:p text:style-name="P1"/>
        </draw:connector>
        <draw:connector draw:style-name="gr6" draw:text-style-name="P3" draw:layer="layout" draw:type="curve" svg:x1="6.5cm" svg:y1="11.327cm" svg:x2="7.791cm" svg:y2="8.697cm" draw:start-shape="id2" draw:start-glue-point="1" draw:end-shape="id4" svg:d="m6500 11327c969 0 324-2630 1291-2630">
          <text:p text:style-name="P1"/>
        </draw:connector>
        <draw:connector draw:style-name="gr6" draw:text-style-name="P3" draw:layer="layout" draw:type="curve" svg:x1="12cm" svg:y1="8.697cm" svg:x2="13.551cm" svg:y2="9.827cm" draw:start-shape="id4" draw:start-glue-point="1" draw:end-shape="id1" svg:d="m12000 8697c1164 0 389 1130 1551 1130">
          <text:p text:style-name="P1"/>
        </draw:connector>
        <draw:frame draw:style-name="gr7" draw:text-style-name="P7" draw:layer="layout" svg:width="3cm" svg:height="1.25cm" svg:x="13.5cm" svg:y="5.5cm">
          <draw:text-box>
            <text:p text:style-name="P7"><text:span text:style-name="T2">Item seen</text:span></text:p>
          </draw:text-box>
        </draw:frame>
        <draw:frame draw:style-name="gr7" draw:text-style-name="P7" draw:layer="layout" svg:width="3cm" svg:height="2.132cm" svg:x="9.5cm" svg:y="11.368cm">
          <draw:text-box>
            <text:p text:style-name="P7"><text:span text:style-name="T2">Item within teeth</text:span></text:p>
          </draw:text-box>
        </draw:frame>
        <draw:frame draw:style-name="gr7" draw:text-style-name="P7" draw:layer="layout" svg:width="3cm" svg:height="1.505cm" svg:x="3.5cm" svg:y="6cm">
          <draw:text-box>
            <text:p text:style-name="P7"><text:span text:style-name="T2">Item collec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y Owen</meta:initial-creator>
    <meta:creation-date>2009-05-20T10:19:20</meta:creation-date>
    <dc:creator>Jenny Owen</dc:creator>
    <dc:date>2009-05-20T10:57:14</dc:date>
    <meta:editing-cycles>3</meta:editing-cycles>
    <meta:editing-duration>PT35M4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